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18nMessage.I18nMessage( String key , String [ ] parameters , boolean [ ]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18nMessage.I18nMessage( String key , String [ ] parameters , boolean [ ] keys , String catalog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18nMessage.I18nMessag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18nMessage.I18nMessage( String key , String catalog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18nMessage.toSAX( ContentHandler contentHandl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I18nMessage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18nMessage.I18nMessage( String key , String [ ] parameters , String catalog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18nMessage.I18nMessage( String key , String [ ]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